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2424in"/>
    </style:style>
    <style:style style:name="Table1.B" style:family="table-column">
      <style:table-column-properties style:column-width="2.1479in"/>
    </style:style>
    <style:style style:name="Table1.C" style:family="table-column">
      <style:table-column-properties style:column-width="1.7028in"/>
    </style:style>
    <style:style style:name="Table1.D" style:family="table-column">
      <style:table-column-properties style:column-width="0.9493in"/>
    </style:style>
    <style:style style:name="Table1.E" style:family="table-column">
      <style:table-column-properties style:column-width="1.6507in"/>
    </style:style>
    <style:style style:name="Table1.A1" style:family="table-cell">
      <style:table-cell-properties style:vertical-align="middle" fo:padding="0.0194in" fo:border="none"/>
    </style:style>
    <style:style style:name="P1" style:family="paragraph" style:parent-style-name="Heading_20_3">
      <style:paragraph-properties fo:margin-top="0in" fo:margin-bottom="0in" style:contextual-spacing="true"/>
    </style:style>
    <style:style style:name="P2" style:family="paragraph" style:parent-style-name="Text_20_body">
      <style:paragraph-properties fo:margin-top="0in" fo:margin-bottom="0in" style:contextual-spacing="true" fo:line-height="100%"/>
    </style:style>
    <style:style style:name="P3" style:family="paragraph" style:parent-style-name="Standard">
      <style:paragraph-properties fo:margin-top="0in" fo:margin-bottom="0in" style:contextual-spacing="true" fo:line-height="100%"/>
    </style:style>
    <style:style style:name="P4" style:family="paragraph" style:parent-style-name="Heading_20_3">
      <style:paragraph-properties fo:margin-top="0in" fo:margin-bottom="0in" style:contextual-spacing="true" fo:line-height="100%"/>
    </style:style>
    <style:style style:name="P5" style:family="paragraph" style:parent-style-name="Heading_20_3">
      <style:paragraph-properties fo:margin-top="0in" fo:margin-bottom="0in" style:contextual-spacing="true" fo:break-before="page"/>
    </style:style>
    <style:style style:name="P6" style:family="paragraph" style:parent-style-name="Text_20_body">
      <style:paragraph-properties fo:margin-top="0in" fo:margin-bottom="0in" style:contextual-spacing="true"/>
    </style:style>
    <style:style style:name="P7" style:family="paragraph" style:parent-style-name="Heading_20_4">
      <style:paragraph-properties fo:margin-top="0in" fo:margin-bottom="0in" style:contextual-spacing="true" fo:line-height="115%"/>
    </style:style>
    <style:style style:name="P8" style:family="paragraph" style:parent-style-name="Text_20_body" style:list-style-name="L1">
      <style:paragraph-properties fo:margin-top="0in" fo:margin-bottom="0in" style:contextual-spacing="true"/>
    </style:style>
    <style:style style:name="P9" style:family="paragraph" style:parent-style-name="Text_20_body" style:list-style-name="L2">
      <style:paragraph-properties fo:margin-top="0in" fo:margin-bottom="0in" style:contextual-spacing="true"/>
    </style:style>
    <style:style style:name="P10" style:family="paragraph" style:parent-style-name="Text_20_body" style:list-style-name="L2">
      <style:paragraph-properties fo:margin-left="0in" fo:margin-right="0in" fo:margin-top="0in" fo:margin-bottom="0in" style:contextual-spacing="true" fo:text-indent="0in" style:auto-text-indent="false"/>
    </style:style>
    <style:style style:name="P11" style:family="paragraph" style:parent-style-name="Text_20_body" style:list-style-name="L3">
      <style:paragraph-properties fo:margin-top="0in" fo:margin-bottom="0in" style:contextual-spacing="true"/>
    </style:style>
    <style:style style:name="P12" style:family="paragraph" style:parent-style-name="Text_20_body" style:list-style-name="L4">
      <style:paragraph-properties fo:margin-top="0in" fo:margin-bottom="0in" style:contextual-spacing="true"/>
    </style:style>
    <style:style style:name="P13" style:family="paragraph" style:parent-style-name="Heading_20_3">
      <style:paragraph-properties fo:margin-top="0in" fo:margin-bottom="0in" style:contextual-spacing="true" fo:line-height="100%" fo:break-before="page"/>
    </style:style>
    <style:style style:name="P14" style:family="paragraph" style:parent-style-name="Text_20_body" style:list-style-name="L5">
      <style:paragraph-properties fo:margin-top="0in" fo:margin-bottom="0in" style:contextual-spacing="true" fo:line-height="100%"/>
    </style:style>
    <style:style style:name="P15" style:family="paragraph" style:parent-style-name="Heading_20_4">
      <style:paragraph-properties fo:margin-top="0in" fo:margin-bottom="0in" style:contextual-spacing="true" fo:line-height="100%"/>
    </style:style>
    <style:style style:name="P16" style:family="paragraph" style:parent-style-name="Text_20_body" style:list-style-name="L6">
      <style:paragraph-properties fo:margin-top="0in" fo:margin-bottom="0in" style:contextual-spacing="true" fo:line-height="100%"/>
    </style:style>
    <style:style style:name="P17" style:family="paragraph" style:parent-style-name="Text_20_body" style:list-style-name="L7">
      <style:paragraph-properties fo:margin-top="0in" fo:margin-bottom="0in" style:contextual-spacing="true" fo:line-height="100%"/>
    </style:style>
    <style:style style:name="P18" style:family="paragraph" style:parent-style-name="Text_20_body" style:list-style-name="L8">
      <style:paragraph-properties fo:margin-top="0in" fo:margin-bottom="0in" style:contextual-spacing="true" fo:line-height="100%"/>
    </style:style>
    <style:style style:name="P19" style:family="paragraph" style:parent-style-name="Text_20_body" style:list-style-name="L9">
      <style:paragraph-properties fo:margin-top="0in" fo:margin-bottom="0in" style:contextual-spacing="true" fo:line-height="100%"/>
    </style:style>
    <style:style style:name="P20" style:family="paragraph" style:parent-style-name="Text_20_body" style:list-style-name="L10">
      <style:paragraph-properties fo:margin-top="0in" fo:margin-bottom="0in" style:contextual-spacing="true" fo:line-height="100%"/>
    </style:style>
    <style:style style:name="P21" style:family="paragraph" style:parent-style-name="Text_20_body" style:list-style-name="L11">
      <style:paragraph-properties fo:margin-top="0in" fo:margin-bottom="0in" style:contextual-spacing="true" fo:line-height="100%"/>
    </style:style>
    <style:style style:name="P22" style:family="paragraph" style:parent-style-name="Text_20_body" style:list-style-name="L12">
      <style:paragraph-properties fo:margin-top="0in" fo:margin-bottom="0in" style:contextual-spacing="true" fo:line-height="100%"/>
    </style:style>
    <style:style style:name="P23" style:family="paragraph" style:parent-style-name="Text_20_body" style:list-style-name="L13">
      <style:paragraph-properties fo:margin-top="0in" fo:margin-bottom="0in" style:contextual-spacing="true" fo:line-height="100%"/>
    </style:style>
    <style:style style:name="P24" style:family="paragraph" style:parent-style-name="Text_20_body" style:list-style-name="L14">
      <style:paragraph-properties fo:margin-top="0in" fo:margin-bottom="0in" style:contextual-spacing="true" fo:line-height="100%"/>
    </style:style>
    <style:style style:name="P25" style:family="paragraph" style:parent-style-name="Text_20_body" style:list-style-name="L15">
      <style:paragraph-properties fo:margin-top="0in" fo:margin-bottom="0in" style:contextual-spacing="true" fo:line-height="100%"/>
    </style:style>
    <style:style style:name="P26" style:family="paragraph" style:parent-style-name="Text_20_body" style:list-style-name="L16">
      <style:paragraph-properties fo:margin-top="0in" fo:margin-bottom="0in" style:contextual-spacing="true" fo:line-height="100%"/>
    </style:style>
    <style:style style:name="P27" style:family="paragraph" style:parent-style-name="Text_20_body" style:list-style-name="L17">
      <style:paragraph-properties fo:margin-top="0in" fo:margin-bottom="0in" style:contextual-spacing="true" fo:line-height="100%"/>
    </style:style>
    <style:style style:name="P28" style:family="paragraph" style:parent-style-name="Text_20_body" style:list-style-name="L18">
      <style:paragraph-properties fo:margin-top="0in" fo:margin-bottom="0in" style:contextual-spacing="true" fo:line-height="100%"/>
    </style:style>
    <style:style style:name="P29" style:family="paragraph" style:parent-style-name="Text_20_body" style:list-style-name="L19">
      <style:paragraph-properties fo:margin-top="0in" fo:margin-bottom="0in" style:contextual-spacing="true" fo:line-height="100%"/>
    </style:style>
    <style:style style:name="P30" style:family="paragraph" style:parent-style-name="Table_20_Contents">
      <style:paragraph-properties fo:margin-top="0in" fo:margin-bottom="0in" style:contextual-spacing="true"/>
    </style:style>
    <style:style style:name="P31" style:family="paragraph" style:parent-style-name="Heading_20_3">
      <style:paragraph-properties fo:margin-top="0in" fo:margin-bottom="0in" style:contextual-spacing="true" fo:break-before="page"/>
      <style:text-properties officeooo:paragraph-rsid="0019354f"/>
    </style:style>
    <style:style style:name="P32" style:family="paragraph" style:parent-style-name="Text_20_body">
      <style:paragraph-properties fo:margin-top="0in" fo:margin-bottom="0in" style:contextual-spacing="true"/>
      <style:text-properties officeooo:paragraph-rsid="0019354f"/>
    </style:style>
    <style:style style:name="P33" style:family="paragraph" style:parent-style-name="Text_20_body">
      <style:paragraph-properties fo:margin-top="0in" fo:margin-bottom="0in" style:contextual-spacing="true" fo:line-height="100%"/>
      <style:text-properties officeooo:paragraph-rsid="0019354f"/>
    </style:style>
    <style:style style:name="P34" style:family="paragraph" style:parent-style-name="Text_20_body" style:list-style-name="L20">
      <style:paragraph-properties fo:margin-top="0in" fo:margin-bottom="0in" style:contextual-spacing="true" fo:line-height="100%"/>
      <style:text-properties officeooo:paragraph-rsid="0019354f"/>
    </style:style>
    <style:style style:name="P35" style:family="paragraph" style:parent-style-name="Text_20_body" style:list-style-name="L21">
      <style:paragraph-properties fo:margin-top="0in" fo:margin-bottom="0in" style:contextual-spacing="true" fo:line-height="100%"/>
      <style:text-properties officeooo:paragraph-rsid="0019354f"/>
    </style:style>
    <style:style style:name="P36" style:family="paragraph" style:parent-style-name="Text_20_body" style:list-style-name="L22">
      <style:paragraph-properties fo:margin-top="0in" fo:margin-bottom="0in" style:contextual-spacing="true" fo:line-height="100%"/>
      <style:text-properties officeooo:paragraph-rsid="0019354f"/>
    </style:style>
    <style:style style:name="T1"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1. ВВЕДЕНИЕ</text:span></text:h>
      <text:p text:style-name="P2"><text:line-break/>Настоящее техническое задание распространяется на разработку программного продукта — веб-сервиса, предназначенного для автоматизированной генерации тестовых материалов на основе текстовых данных и последующего проведения онлайн-тестирования.</text:p>
      <text:p text:style-name="P2">Актуальность разработки обусловлена высокой трудоемкостью процесса создания качественных оценочных материалов в образовательной и корпоративной сферах. Существующие подходы и инструменты имеют ряд недостатков. Традиционные системы управления обучением (LMS), такие как Moodle, и платформы для создания тестов, например, Google Forms, требуют полностью ручного ввода каждого вопроса и варианта ответа, что является значительным ограничением при работе с большими объемами учебных материалов.</text:p>
      <text:p text:style-name="P2">На рынке появляются новые решения, использующие искусственный интеллект для генерации контента (например, Questgen.ai, Quizizz AI). Однако большинство из них являются облачными сервисами, что подразумевает передачу исходных материалов на сторонние серверы, вызывая риски конфиденциальности данных. Кроме того, такие сервисы работают по подписной модели, что приводит к регулярным эксплуатационным расходам, и используют универсальные языковые модели, не всегда адаптированные под специфику конкретной предметной области.</text:p>
      <text:p text:style-name="P2">Разрабатываемый программный продукт решает эти проблемы за счет использования локально развернутой большой языковой модели (LLM). Такой подход обеспечивает полный контроль над данными, независимость от внешних сервисов и отсутствие абонентской платы. Применение специализированного, дообученного адаптера (LoRA) позволяет достичь высокой релевантности и качества генерируемых вопросов, что выгодно отличает данную разработку от универсальных аналогов.</text:p>
      <text:p text:style-name="P3"/>
      <text:h text:style-name="P4" text:outline-level="3"><text:span text:style-name="Strong_20_Emphasis"/></text:h>
      <text:h text:style-name="P5" text:outline-level="3"><text:span text:style-name="Strong_20_Emphasis">2. ОСНОВАНИЕ ДЛЯ РАЗРАБОТКИ (Коммерческое обоснование)</text:span></text:h>
      <text:p text:style-name="P6"><text:span text:style-name="Strong_20_Emphasis"/></text:p>
      <text:h text:style-name="P7" text:outline-level="4"><text:span text:style-name="Strong_20_Emphasis">2.1. Проблема и рыночная потребность</text:span></text:h>
      <text:p text:style-name="P6">В современных корпорациях скорость и качество обучения персонала являются критическими факторами успеха. Отделы обучения и развития (L&amp;D) сталкиваются с постоянно растущим объемом внутренних материалов (базы знаний, техническая документация, регламенты соответствия), на основе которых необходимо создавать актуальные оценочные тесты. Существующий процесс, как правило, ручной и обладает рядом системных недостатков:</text:p>
      <text:list text:style-name="L1">
        <text:list-item>
          <text:p text:style-name="P8"><text:span text:style-name="Strong_20_Emphasis">Высокие трудозатраты:</text:span> Эксперты и методисты тратят десятки часов на изучение материалов и составление релевантных вопросов, отвлекаясь от более стратегических задач.</text:p>
        </text:list-item>
        <text:list-item>
          <text:p text:style-name="P8"><text:span text:style-name="Strong_20_Emphasis">Длительный цикл разработки:</text:span> Время от обновления базы знаний до создания соответствующего теста может составлять недели, что делает аттестацию неактуальной.</text:p>
        </text:list-item>
        <text:list-item>
          <text:p text:style-name="P8"><text:span text:style-name="Strong_20_Emphasis">Риски безопасности:</text:span> Корпоративные материалы часто содержат коммерческую тайну и конфиденциальную информацию. Использование внешних облачных сервисов для их обработки создает прямой риск утечки данных.</text:p>
        </text:list-item>
      </text:list>
      <text:p text:style-name="P6">Рынок остро нуждается в инструменте, который автоматизирует создание тестов, гарантируя при этом полный контроль над данными и высокое качество генерируемого контента.</text:p>
      <text:h text:style-name="P7" text:outline-level="4"><text:span text:style-name="Strong_20_Emphasis">2.2. Анализ рынка и существующих аналогов</text:span></text:h>
      <text:p text:style-name="P6">На рынке существует несколько категорий решений, частично закрывающих данную потребность:</text:p>
      <text:list text:style-name="L2">
        <text:list-item>
          <text:p text:style-name="P9"><text:span text:style-name="Strong_20_Emphasis">Облачные AI-генераторы тестов (SaaS):</text:span></text:p>
          <text:list>
            <text:list-item>
              <text:p text:style-name="P9"><text:span text:style-name="Strong_20_Emphasis">Примеры:</text:span> Questgen.ai, Quizizz AI, Conker.ai.</text:p>
            </text:list-item>
            <text:list-item>
              <text:p text:style-name="P9"><text:span text:style-name="Strong_20_Emphasis">Принцип работы:</text:span> Пользователь загружает текст или ссылку на веб-ресурс, и облачный сервис на базе универсальных моделей (например, GPT) генерирует набор вопросов.</text:p>
            </text:list-item>
            <text:list-item>
              <text:p text:style-name="P9"><text:span text:style-name="Strong_20_Emphasis">Ключевые недостатки:</text:span></text:p>
              <text:list>
                <text:list-item>
                  <text:p text:style-name="P9"><text:span text:style-name="Strong_20_Emphasis">Безопасность:</text:span> Вся конфиденциальная информация обрабатывается на сторонних серверах, что неприемлемо для большинства средних и крупных компаний.</text:p>
                </text:list-item>
                <text:list-item>
                  <text:p text:style-name="P9"><text:span text:style-name="Strong_20_Emphasis">Качество:</text:span> Универсальные модели часто генерируют поверхностные или не совсем корректные вопросы, так как не понимают узкоспециализированный контекст и терминологию компании.</text:p>
                </text:list-item>
                <text:list-item>
                  <text:p text:style-name="P9"><text:span text:style-name="Strong_20_Emphasis">Стоимость:</text:span> Работают по подписной модели (OpEx), что при большом количестве пользователей и материалов приводит к значительным регулярным расходам.</text:p>
                </text:list-item>
              </text:list>
            </text:list-item>
          </text:list>
        </text:list-item>
        <text:list-item>
          <text:p text:style-name="P9"><text:span text:style-name="Strong_20_Emphasis">Традиционные системы управления обучением (LMS):</text:span></text:p>
          <text:list>
            <text:list-item>
              <text:p text:style-name="P9"><text:span text:style-name="Strong_20_Emphasis">Примеры:</text:span> Moodle, iSpring Suite, TalentLMS.</text:p>
            </text:list-item>
            <text:list-item>
              <text:p text:style-name="P9"><text:span text:style-name="Strong_20_Emphasis">Принцип работы:</text:span> Мощные платформы для организации обучения, но конструкторы тестов в них, как правило, полностью ручные. Некоторые начинают внедрять AI, но это остается на уровне базовых облачных интеграций с теми же недостатками.</text:p>
            </text:list-item>
            <text:list-item>
              <text:p text:style-name="P10"><text:span text:style-name="Strong_20_Emphasis">Ключевые недостатки:</text:span> Не решают основную проблему — автоматизацию <text:span text:style-name="T1">создания</text:span> контента. Они являются лишь платформой для его размещения.</text:p>
            </text:list-item>
          </text:list>
        </text:list-item>
      </text:list>
      <text:h text:style-name="P7" text:outline-level="4"><text:soft-page-break/><text:span text:style-name="Strong_20_Emphasis">2.3. Ключевые конкурентные преимущества разрабатываемого продукта</text:span></text:h>
      <text:p text:style-name="P6">Разрабатываемый продукт создается для устранения указанных недостатков и займет уникальную нишу на рынке за счет следующих преимуществ:</text:p>
      <text:p text:style-name="P6"><text:span text:style-name="Strong_20_Emphasis">1. Полная конфиденциальность и безопасность данных (On-Premise Deployment).</text:span></text:p>
      <text:list text:style-name="L3">
        <text:list-item>
          <text:p text:style-name="P11"><text:span text:style-name="Strong_20_Emphasis">Почему это лучше:</text:span> В отличие от всех облачных аналогов, наш продукт разворачивается полностью внутри IT-инфраструктуры клиента («в контуре»). Ни один байт конфиденциальной информации никогда не покидает серверы компании. Это снимает все риски безопасности и является решающим фактором для финансовых, промышленных, IT и государственных организаций.</text:p>
        </text:list-item>
      </text:list>
      <text:p text:style-name="P6"><text:span text:style-name="Strong_20_Emphasis">2. Высокая релевантность и качество контента (Глубокая AI-адаптация).</text:span></text:p>
      <text:list text:style-name="L4">
        <text:list-item>
          <text:p text:style-name="P12"><text:span text:style-name="Strong_20_Emphasis">Почему это лучше:</text:span> Вместо использования универсальной модели «из коробки», наше решение применяет технологию низкоранговой адаптации (LoRA). Мы дообучаем нейросеть на специфических документах и терминологии клиента. В результате система «понимает» внутренний контекст и генерирует не просто грамматически верные, а <text:span text:style-name="Strong_20_Emphasis">методологически правильные и глубоко релевантные</text:span> вопросы, которые невозможно получить от публичных AI-сервисов.</text:p>
        </text:list-item>
      </text:list>
      <text:h text:style-name="P13" text:outline-level="3"><text:span text:style-name="Strong_20_Emphasis">3. НАЗНАЧЕНИЕ</text:span></text:h>
      <text:p text:style-name="P2"><text:span text:style-name="Strong_20_Emphasis"/></text:p>
      <text:p text:style-name="P2"><text:span text:style-name="Strong_20_Emphasis">Функциональное назначение:</text:span><text:line-break/>Программный продукт предназначен для автоматизации полного цикла создания, проведения и анализа тестирования в корпоративной среде. Его ключевые функции включают интеллектуальную обработку внутренних баз знаний, регламентов, инструкций и других текстовых материалов для автоматического формирования оценочных заданий, а также предоставление платформы для проведения онлайн-тестирования сотрудников.</text:p>
      <text:p text:style-name="P2"><text:span text:style-name="Strong_20_Emphasis">Эксплуатационное назначение:</text:span><text:line-break/>Система ориентирована на две основные категории корпоративных пользователей:</text:p>
      <text:list text:style-name="L5">
        <text:list-item>
          <text:p text:style-name="P14"><text:span text:style-name="Strong_20_Emphasis">Управляющий персонал (Администраторы):</text:span></text:p>
          <text:list>
            <text:list-item>
              <text:p text:style-name="P14">Специалисты по обучению и развитию (L&amp;D-менеджеры).</text:p>
            </text:list-item>
            <text:list-item>
              <text:p text:style-name="P14">Бизнес-тренеры и методисты.</text:p>
            </text:list-item>
            <text:list-item>
              <text:p text:style-name="P14">Руководители отделов.<text:line-break/>Эта категория пользователей использует систему для быстрого создания аттестационных и обучающих материалов, контроля знаний сотрудников и анализа общей картины компетенций в команде или компании.</text:p>
            </text:list-item>
          </text:list>
        </text:list-item>
        <text:list-item>
          <text:p text:style-name="P14"><text:span text:style-name="Strong_20_Emphasis">Сотрудники (Пользователи):</text:span></text:p>
          <text:list>
            <text:list-item>
              <text:p text:style-name="P14">Рядовые и линейные сотрудники.</text:p>
            </text:list-item>
            <text:list-item>
              <text:p text:style-name="P14">Новые сотрудники в процессе онбординга.<text:line-break/>Эта категория использует систему для прохождения обязательной аттестации, проверки знаний после прохождения обучения и для саморазвития в рамках корпоративных стандартов.</text:p>
            </text:list-item>
          </text:list>
        </text:list-item>
      </text:list>
      <text:h text:style-name="P13" text:outline-level="3"><text:span text:style-name="Strong_20_Emphasis">4. ТРЕБОВАНИЯ К ПРОГРАММЕ ИЛИ ПРОГРАММНОМУ ИЗДЕЛИЮ</text:span></text:h>
      <text:p text:style-name="P2"><text:span text:style-name="Strong_20_Emphasis"/></text:p>
      <text:h text:style-name="P15" text:outline-level="4"><text:span text:style-name="Strong_20_Emphasis">4.1. Требования к функциональным характеристикам</text:span></text:h>
      <text:p text:style-name="P2">4.1.1. Система должна обеспечивать возможность выполнения следующих функций:</text:p>
      <text:list text:style-name="L6">
        <text:list-item>
          <text:p text:style-name="P16"><text:span text:style-name="Strong_20_Emphasis">Управление пользователями и доступом:</text:span></text:p>
          <text:list>
            <text:list-item>
              <text:p text:style-name="P16">Регистрация, аутентификация и авторизация пользователей.</text:p>
            </text:list-item>
            <text:list-item>
              <text:p text:style-name="P16">Реализация ролевой модели доступа: «Администратор» (полный доступ к функционалу), «Пользователь» (прохождение тестов и просмотр своих результатов).</text:p>
            </text:list-item>
          </text:list>
        </text:list-item>
        <text:list-item>
          <text:p text:style-name="P16"><text:span text:style-name="Strong_20_Emphasis">Управление контентом (для роли «Администратор»):</text:span></text:p>
          <text:list>
            <text:list-item>
              <text:p text:style-name="P16">Загрузка в систему исходных текстовых материалов (корпоративные регламенты, инструкции, учебные пособия) в форматах .txt, .md.</text:p>
            </text:list-item>
            <text:list-item>
              <text:p text:style-name="P16">Запуск асинхронной (фоновой) задачи по интеллектуальной обработке загруженного документа для генерации пула вопросов и ответов.</text:p>
            </text:list-item>
            <text:list-item>
              <text:p text:style-name="P16">Возможность просмотра, редактирования и удаления сгенерированного контента (вопросов, вариантов ответов, правильного ответа).</text:p>
            </text:list-item>
            <text:list-item>
              <text:p text:style-name="P16">Инструменты для ручного создания и добавления вопросов.</text:p>
            </text:list-item>
          </text:list>
        </text:list-item>
        <text:list-item>
          <text:p text:style-name="P16"><text:span text:style-name="Strong_20_Emphasis">Управление тестами (для роли «Администратор»):</text:span></text:p>
          <text:list>
            <text:list-item>
              <text:p text:style-name="P16">Создание тестовых сессий путем выбора вопросов из сгенерированного пула или добавления вручную.</text:p>
            </text:list-item>
            <text:list-item>
              <text:p text:style-name="P16">Назначение тестов конкретным сотрудникам или группам сотрудников.</text:p>
            </text:list-item>
            <text:list-item>
              <text:p text:style-name="P16">Установка параметров тестирования (например, ограничение по времени, количество попыток).</text:p>
            </text:list-item>
          </text:list>
        </text:list-item>
        <text:list-item>
          <text:p text:style-name="P16"><text:span text:style-name="Strong_20_Emphasis">Прохождение тестирования (для роли «Пользователь»):</text:span></text:p>
          <text:list>
            <text:list-item>
              <text:p text:style-name="P16">Доступ к личному кабинету со списком назначенных тестов.</text:p>
            </text:list-item>
            <text:list-item>
              <text:p text:style-name="P16">Интерактивный интерфейс для прохождения теста.</text:p>
            </text:list-item>
            <text:list-item>
              <text:p text:style-name="P16">Автоматический расчет и отображение результатов сразу после завершения.</text:p>
            </text:list-item>
          </text:list>
        </text:list-item>
        <text:list-item>
          <text:p text:style-name="P16"><text:span text:style-name="Strong_20_Emphasis">Аналитика и отчетность:</text:span></text:p>
          <text:list>
            <text:list-item>
              <text:p text:style-name="P16">Для «Пользователя»: доступ к архиву пройденных тестов и своим результатам.</text:p>
            </text:list-item>
            <text:list-item>
              <text:p text:style-name="P16">Для «Администратора»: доступ к дашборду со сводной статистикой по успеваемости, просмотр детальных отчетов по каждому сотруднику и тесту.</text:p>
            </text:list-item>
          </text:list>
        </text:list-item>
      </text:list>
      <text:p text:style-name="P2">4.1.2. Исходные данные:</text:p>
      <text:list text:style-name="L7">
        <text:list-item>
          <text:p text:style-name="P17">Файлы с текстовыми материалами для анализа.</text:p>
        </text:list-item>
        <text:list-item>
          <text:p text:style-name="P17">Структурированные данные о пользователях и их принадлежности к группам (отделам).</text:p>
        </text:list-item>
        <text:list-item>
          <text:p text:style-name="P17">Ответы, выбранные пользователями в ходе прохождения тестов.</text:p>
        </text:list-item>
      </text:list>
      <text:p text:style-name="P2">4.1.3. Результаты:</text:p>
      <text:list text:style-name="L8">
        <text:list-item>
          <text:p text:style-name="P18">Структурированная база данных сгенерированных вопросов, ответов и метаданных.</text:p>
        </text:list-item>
        <text:list-item>
          <text:p text:style-name="P18">Сформированные тестовые сессии с заданными параметрами.</text:p>
        </text:list-item>
        <text:list-item>
          <text:p text:style-name="P18">Детальные отчеты о результатах прохождения тестов (итоговый балл, процент правильных ответов, затраченное время).</text:p>
        </text:list-item>
        <text:list-item>
          <text:p text:style-name="P18">Агрегированные аналитические данные для оценки уровня знаний в разрезе сотрудников, отделов и тем.</text:p>
          <text:p text:style-name="P18"/>
        </text:list-item>
      </text:list>
      <text:h text:style-name="P15" text:outline-level="4"><text:span text:style-name="Strong_20_Emphasis">4.2. Требования к надежности</text:span></text:h>
      <text:list text:style-name="L9">
        <text:list-item>
          <text:p text:style-name="P19"><text:span text:style-name="Strong_20_Emphasis">Контроль вводимой информации:</text:span> Система должна осуществлять проверку (валидацию) всех данных, поступающих от пользователя, как на стороне клиента (для быстрой обратной связи), так и на стороне сервера (для обеспечения безопасности и целостности данных).</text:p>
        </text:list-item>
        <text:list-item>
          <text:p text:style-name="P19"><text:span text:style-name="Strong_20_Emphasis">Устойчивость к ошибкам пользователя:</text:span> Должна быть предусмотрена блокировка некорректных или потенциально опасных действий пользователя (например, повторная отправка форм, попытки обхода бизнес-логики).</text:p>
        </text:list-item>
        <text:list-item>
          <text:p text:style-name="P19"><text:soft-page-break/><text:span text:style-name="Strong_20_Emphasis">Целостность данных:</text:span> Система должна гарантировать целостность хранимой информации. Все операции, изменяющие связанные данные (например, сохранение результатов теста, состоящего из множества ответов), должны выполняться с использованием транзакций в базе данных MariaDB.</text:p>
        </text:list-item>
        <text:list-item>
          <text:p text:style-name="P19"><text:span text:style-name="Strong_20_Emphasis">Обработка сбоев внешних сервисов:</text:span> Система должна корректно обрабатывать временную недоступность нейросетевого модуля. Задачи на генерацию контента должны помещаться в очередь (например, на базе Redis) и выполняться автоматически при восстановлении работоспособности модуля, без потери данных.</text:p>
        </text:list-item>
        <text:list-item>
          <text:p text:style-name="P19"><text:span text:style-name="Strong_20_Emphasis">Резервное копирование:</text:span> Должен быть реализован и настроен механизм автоматического ежедневного резервного копирования базы данных MariaDB для предотвращения потери данных в случае аппаратного или программного сбоя.</text:p>
          <text:p text:style-name="P19"/>
        </text:list-item>
      </text:list>
      <text:h text:style-name="P15" text:outline-level="4"><text:span text:style-name="Strong_20_Emphasis">4.3. Условия эксплуатации</text:span></text:h>
      <text:list text:style-name="L10">
        <text:list-item>
          <text:p text:style-name="P20"><text:span text:style-name="Strong_20_Emphasis">Режим эксплуатации:</text:span> Система должна быть рассчитана на непрерывную круглосуточную работу (режим 24/7).</text:p>
        </text:list-item>
        <text:list-item>
          <text:p text:style-name="P20"><text:span text:style-name="Strong_20_Emphasis">Условия окружения:</text:span> Программный продукт разворачивается на серверном оборудовании в стандартных условиях дата-центра. Специальные требования к температуре, влажности и другим параметрам окружающей среды не предъявляются.</text:p>
        </text:list-item>
        <text:list-item>
          <text:p text:style-name="P20"><text:span text:style-name="Strong_20_Emphasis">Требования к персоналу:</text:span></text:p>
          <text:list>
            <text:list-item>
              <text:p text:style-name="P20"><text:span text:style-name="Strong_20_Emphasis">Конечные пользователи (сотрудники, администраторы):</text:span> Требуется квалификация на уровне уверенного пользователя ПК, наличие навыков работы с современными веб-приложениями и браузерами. Специализированное техническое обучение не требуется.</text:p>
            </text:list-item>
            <text:list-item>
              <text:p text:style-name="P20"><text:span text:style-name="Strong_20_Emphasis">Обслуживающий персонал (системные администраторы):</text:span> Требуется квалификация в области администрирования ОС Linux, веб-серверов (Nginx/Apache), СУБД (MariaDB), Redis и развертывания PHP-приложений. Для обслуживания модуля ИИ необходимы базовые навыки работы с Docker и платформой Ollama.</text:p>
            </text:list-item>
          </text:list>
        </text:list-item>
        <text:list-item>
          <text:p text:style-name="P20"><text:span text:style-name="Strong_20_Emphasis">Доступ к системе:</text:span> Доступ пользователей к системе осуществляется через веб-браузер по протоколу HTTPS с любого устройства, имеющего выход в Интернет.</text:p>
        </text:list-item>
      </text:list>
      <text:h text:style-name="P15" text:outline-level="4"><text:span text:style-name="Strong_20_Emphasis">4.4. Требования к составу и параметрам технических средств</text:span></text:h>
      <text:p text:style-name="P2">Для развертывания программного продукта требуется серверная инфраструктура, состоящая из двух логических или физических узлов.</text:p>
      <text:p text:style-name="P2"><text:span text:style-name="Strong_20_Emphasis">4.4.1. Узел приложений (Application Node):</text:span><text:line-break/>Отвечает за работу веб-сервера, выполнение backend-логики на PHP и хранение данных.</text:p>
      <text:list text:style-name="L11">
        <text:list-item>
          <text:p text:style-name="P21"><text:span text:style-name="Strong_20_Emphasis">Тип процессора:</text:span> Серверный CPU, не менее 4-х ядер.</text:p>
        </text:list-item>
        <text:list-item>
          <text:p text:style-name="P21"><text:span text:style-name="Strong_20_Emphasis">Объем оперативного запоминающего устройства (ОЗУ):</text:span> Не менее 8 ГБ.</text:p>
        </text:list-item>
        <text:list-item>
          <text:p text:style-name="P21"><text:span text:style-name="Strong_20_Emphasis">Тип и объем накопителя:</text:span> SSD (Solid-State Drive) объемом не менее 100 ГБ для размещения операционной системы, кода приложения, базы данных и кеша.</text:p>
        </text:list-item>
      </text:list>
      <text:p text:style-name="P2"><text:span text:style-name="Strong_20_Emphasis">4.4.2. Узел вычислений (AI Node):</text:span><text:line-break/>Отвечает за работу нейросетевой модели.</text:p>
      <text:list text:style-name="L12">
        <text:list-item>
          <text:p text:style-name="P22"><text:span text:style-name="Strong_20_Emphasis">Тип процессора:</text:span> Серверный CPU, не менее 8-ми ядер.</text:p>
        </text:list-item>
        <text:list-item>
          <text:p text:style-name="P22"><text:span text:style-name="Strong_20_Emphasis">Объем оперативного запоминающего устройства (ОЗУ):</text:span> Не менее 32 ГБ.</text:p>
        </text:list-item>
        <text:list-item>
          <text:p text:style-name="P22"><text:span text:style-name="Strong_20_Emphasis">Графический ускоритель (GPU):</text:span> Обязательно наличие GPU производства NVIDIA с архитектурой, поддерживающей CUDA. Объем видеопамяти (VRAM) должен составлять <text:span text:style-name="Strong_20_Emphasis">не менее 18 ГБ</text:span> для стабильной работы модели Mistral-Nemo (12B) с 8-битным квантованием и загруженными LoRA-адаптерами.</text:p>
        </text:list-item>
        <text:list-item>
          <text:p text:style-name="P22"><text:span text:style-name="Strong_20_Emphasis">Тип и объем накопителя:</text:span> SSD объемом не менее 200 ГБ для хранения операционной системы, платформы Ollama и весов языковых моделей.</text:p>
        </text:list-item>
      </text:list>
      <text:p text:style-name="P2"><text:span text:style-name="Strong_20_Emphasis">Примечание:</text:span> Допускается развертывание обоих узлов на одном физическом сервере при условии, что его характеристики удовлетворяют суммарным требованиям обоих узлов.</text:p>
      <text:h text:style-name="P15" text:outline-level="4"><text:soft-page-break/><text:span text:style-name="Strong_20_Emphasis">4.5. Требования к информационной и программной совместимости</text:span></text:h>
      <text:p text:style-name="P2"><text:span text:style-name="Strong_20_Emphasis">4.5.1. Требования к серверному программному обеспечению:</text:span></text:p>
      <text:list text:style-name="L13">
        <text:list-item>
          <text:p text:style-name="P23"><text:span text:style-name="Strong_20_Emphasis">Операционная система:</text:span> Дистрибутив Linux с долгосрочной поддержкой (LTS), рекомендуется Ubuntu Server 22.04 или новее.</text:p>
        </text:list-item>
        <text:list-item>
          <text:p text:style-name="P23"><text:span text:style-name="Strong_20_Emphasis">Веб-сервер:</text:span> Nginx 1.18+ или Apache 2.4+ с модулем mod_php или php-fpm.</text:p>
        </text:list-item>
        <text:list-item>
          <text:p text:style-name="P23"><text:span text:style-name="Strong_20_Emphasis">Среда выполнения:</text:span> PHP версии 8.1 или выше с необходимыми расширениями (например, pdo_mysql, redis, json).</text:p>
        </text:list-item>
        <text:list-item>
          <text:p text:style-name="P23"><text:span text:style-name="Strong_20_Emphasis">Система управления базами данных (СУБД):</text:span> MariaDB версии 10.6 или выше.</text:p>
        </text:list-item>
        <text:list-item>
          <text:p text:style-name="P23"><text:span text:style-name="Strong_20_Emphasis">Система кеширования:</text:span> Redis версии 6.0 или выше.</text:p>
        </text:list-item>
        <text:list-item>
          <text:p text:style-name="P23"><text:span text:style-name="Strong_20_Emphasis">Платформа для запуска LLM:</text:span> Ollama версии 0.1.30 или выше. На узле вычислений также должны быть установлены драйверы NVIDIA и CUDA Toolkit, совместимые с версией Ollama.</text:p>
        </text:list-item>
      </text:list>
      <text:p text:style-name="P2"><text:span text:style-name="Strong_20_Emphasis">4.5.2. Требования к клиентскому программному обеспечению:</text:span></text:p>
      <text:list text:style-name="L14">
        <text:list-item>
          <text:p text:style-name="P24"><text:span text:style-name="Strong_20_Emphasis">Веб-браузер:</text:span> Приложение должно корректно функционировать и отображаться в последних двух стабильных версиях следующих браузеров:</text:p>
          <text:list>
            <text:list-item>
              <text:p text:style-name="P24">Google Chrome (и другие браузеры на движке Chromium, например, Microsoft Edge).</text:p>
            </text:list-item>
            <text:list-item>
              <text:p text:style-name="P24">Mozilla Firefox.</text:p>
            </text:list-item>
            <text:list-item>
              <text:p text:style-name="P24">Apple Safari.</text:p>
            </text:list-item>
          </text:list>
        </text:list-item>
        <text:list-item>
          <text:p text:style-name="P24"><text:span text:style-name="Strong_20_Emphasis">Совместимость с мобильными устройствами:</text:span> Пользовательский интерфейс должен быть адаптивным и обеспечивать полноценную работу на современных смартфонах и планшетах под управлением iOS и Android.</text:p>
        </text:list-item>
      </text:list>
      <text:p text:style-name="P2"><text:span text:style-name="Strong_20_Emphasis">4.5.3. Программные интерфейсы:</text:span></text:p>
      <text:list text:style-name="L15">
        <text:list-item>
          <text:p text:style-name="P25">Взаимодействие между клиентской частью (frontend) и серверной частью (backend) должно осуществляться по протоколу HTTPS через RESTful API с использованием формата данных JSON.</text:p>
        </text:list-item>
        <text:list-item>
          <text:p text:style-name="P25">Взаимодействие между backend и нейросетевым модулем Ollama должно осуществляться через его встроенный REST API.</text:p>
        </text:list-item>
      </text:list>
      <text:h text:style-name="P4" text:outline-level="3"><text:span text:style-name="Strong_20_Emphasis"/></text:h>
      <text:h text:style-name="P13" text:outline-level="3"><text:span text:style-name="Strong_20_Emphasis">5. ТРЕБОВАНИЯ К ПРОГРАММНОЙ ДОКУМЕНТАЦИИ</text:span></text:h>
      <text:p text:style-name="P2"><text:span text:style-name="Strong_20_Emphasis"/></text:p>
      <text:p text:style-name="P2">По результатам разработки должен быть подготовлен комплект сопроводительной документации, достаточный для понимания, эксплуатации и дальнейшего развития продукта.</text:p>
      <text:p text:style-name="P2"><text:span text:style-name="Strong_20_Emphasis">5.1. Документация для пользователей:</text:span></text:p>
      <text:list text:style-name="L16">
        <text:list-item>
          <text:p text:style-name="P26"><text:span text:style-name="Strong_20_Emphasis">Руководство пользователя:</text:span> Документ, описывающий функционал системы, доступный роли «Пользователь». Должен содержать пошаговые инструкции по входу в систему, прохождению тестов и просмотру результатов.</text:p>
        </text:list-item>
        <text:list-item>
          <text:p text:style-name="P26"><text:span text:style-name="Strong_20_Emphasis">Руководство администратора:</text:span> Документ, описывающий расширенный функционал, доступный роли «Администратор». Должен включать инструкции по управлению пользователями, загрузке материалов, генерации и редактированию тестов, а также по работе с аналитическими отчетами.</text:p>
        </text:list-item>
      </text:list>
      <text:p text:style-name="P2"><text:span text:style-name="Strong_20_Emphasis">5.2. Техническая документация:</text:span></text:p>
      <text:list text:style-name="L17">
        <text:list-item>
          <text:p text:style-name="P27"><text:span text:style-name="Strong_20_Emphasis">Пояснительная записка:</text:span> Комплексный документ, содержащий описание архитектуры системы, принятых проектных решений, описание структуры базы данных и взаимодействия основных компонентов.</text:p>
        </text:list-item>
        <text:list-item>
          <text:p text:style-name="P27"><text:span text:style-name="Strong_20_Emphasis">Руководство по развертыванию:</text:span> Инструкция для системного администратора, описывающая шаги по установке, настройке и запуску всех компонентов системы на серверной инфраструктуре.</text:p>
        </text:list-item>
        <text:list-item>
          <text:p text:style-name="P27"><text:span text:style-name="Strong_20_Emphasis">Описание API:</text:span> Документация (например, в формате OpenAPI/Swagger), описывающая все эндпоинты RESTful API, их параметры, форматы запросов и ответов, а также коды ошибок.</text:p>
        </text:list-item>
      </text:list>
      <text:p text:style-name="P2"><text:span text:style-name="Strong_20_Emphasis">5.3. Встроенная документация:</text:span></text:p>
      <text:list text:style-name="L18">
        <text:list-item>
          <text:p text:style-name="P28"><text:span text:style-name="Strong_20_Emphasis">Комментарии в коде:</text:span> Исходный код программного продукта должен быть самодокументирован. Ключевые функции, классы и сложные алгоритмы должны содержать комментарии, поясняющие их назначение и логику работы.</text:p>
        </text:list-item>
      </text:list>
      <text:p text:style-name="P3"/>
      <text:h text:style-name="P5" text:outline-level="3"><text:span text:style-name="Strong_20_Emphasis">6. ТЕХНИКО-ЭКОНОМИЧЕСКИЕ ПОКАЗАТЕЛИ</text:span></text:h>
      <text:p text:style-name="P6"><text:span text:style-name="Strong_20_Emphasis"/></text:p>
      <text:list text:style-name="L19">
        <text:list-item>
          <text:p text:style-name="P29"><text:span text:style-name="Strong_20_Emphasis">Экономическая эффективность:</text:span></text:p>
          <text:list>
            <text:list-item>
              <text:p text:style-name="P29">Основной экономический эффект достигается за счет <text:span text:style-name="Strong_20_Emphasis">сокращения трудозатрат</text:span> отделов обучения и развития (L&amp;D) на создание и актуализацию оценочных материалов. По предварительным оценкам, автоматизация процесса генерации вопросов может сократить время на разработку одного теста на 70-80% по сравнению с ручным методом.</text:p>
            </text:list-item>
            <text:list-item>
              <text:p text:style-name="P29">Внедрение продукта позволяет <text:span text:style-name="Strong_20_Emphasis">ускорить процесс аттестации</text:span> и онбординга новых сотрудников, что косвенно влияет на сокращение времени выхода сотрудника на плановую производительность.</text:p>
            </text:list-item>
          </text:list>
        </text:list-item>
        <text:list-item>
          <text:p text:style-name="P29"><text:span text:style-name="Strong_20_Emphasis">Экономические преимущества в сравнении с аналогами:</text:span></text:p>
          <text:list>
            <text:list-item>
              <text:p text:style-name="P29">В отличие от облачных SaaS-решений, работающих по подписной модели, данное решение требует <text:span text:style-name="Strong_20_Emphasis">единовременных затрат</text:span> на серверное оборудование и разработку, но имеет <text:span text:style-name="Strong_20_Emphasis">нулевые операционные расходы</text:span> на использование API сторонних сервисов. Это обеспечивает более низкую совокупную стоимость владения (TCO) в долгосрочной перспективе.</text:p>
            </text:list-item>
            <text:list-item>
              <text:p text:style-name="P29">Локальное развертывание (on-premise) исключает риски, связанные с утечкой конфиденциальной корпоративной информации, что снижает потенциальные финансовые и репутационные потери.</text:p>
            </text:list-item>
          </text:list>
        </text:list-item>
        <text:list-item>
          <text:p text:style-name="P29"><text:span text:style-name="Strong_20_Emphasis">Предполагаемая годовая потребность:</text:span> Продукт ориентирован на средний и крупный бизнес, имеющий внутренние корпоративные университеты или отделы L&amp;D. Потенциальный рынок включает компании из сфер ритейла, IT, финансов, производства, где существует постоянная потребность в обучении и аттестации большого числа сотрудников.</text:p>
        </text:list-item>
      </text:list>
      <text:p text:style-name="P3"/>
      <text:h text:style-name="P13" text:outline-level="3"><text:span text:style-name="Strong_20_Emphasis">7. СТАДИИ И ЭТАПЫ РАЗРАБОТКИ</text:span></text:h>
      <text:p text:style-name="P2"><text:span text:style-name="Strong_20_Emphasis"/></text:p>
      <text:p text:style-name="P2">Разработка программного продукта осуществляется в четыре основные стадии.</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text:p>
          </table:table-cell>
          <table:table-cell table:style-name="Table1.A1" office:value-type="string">
            <text:p text:style-name="P30">Стадия</text:p>
          </table:table-cell>
          <table:table-cell table:style-name="Table1.A1" office:value-type="string">
            <text:p text:style-name="P30">Этапы и содержание работ</text:p>
          </table:table-cell>
          <table:table-cell table:style-name="Table1.A1" office:value-type="string">
            <text:p text:style-name="P30">Срок выполнения</text:p>
          </table:table-cell>
          <table:table-cell table:style-name="Table1.A1" office:value-type="string">
            <text:p text:style-name="P30">Результат</text:p>
          </table:table-cell>
        </table:table-row>
        <table:table-row>
          <table:table-cell table:style-name="Table1.A1" office:value-type="string">
            <text:p text:style-name="P30">1</text:p>
          </table:table-cell>
          <table:table-cell table:style-name="Table1.A1" office:value-type="string">
            <text:p text:style-name="P30"><text:span text:style-name="Strong_20_Emphasis">Научно-исследовательская работа </text:span></text:p>
          </table:table-cell>
          <table:table-cell table:style-name="Table1.A1" office:value-type="string">
            <text:p text:style-name="P30">1.1. Анализ существующих LLM и выбор базовой модели. <text:s/>1.2. Подготовка датасета и обучение LoRA-адаптера. <text:s/>1.3. Тестирование качества генерации на контрольных примерах.</text:p>
          </table:table-cell>
          <table:table-cell table:style-name="Table1.A1" office:value-type="string">
            <text:p text:style-name="P30">3 недели</text:p>
          </table:table-cell>
          <table:table-cell table:style-name="Table1.A1" office:value-type="string">
            <text:p text:style-name="P30">Обоснованный выбор технологического стека ИИ, обученный и протестированный LoRA-адаптер.</text:p>
          </table:table-cell>
        </table:table-row>
        <table:table-row>
          <table:table-cell table:style-name="Table1.A1" office:value-type="string">
            <text:p text:style-name="P30">2</text:p>
          </table:table-cell>
          <table:table-cell table:style-name="Table1.A1" office:value-type="string">
            <text:p text:style-name="P30"><text:span text:style-name="Strong_20_Emphasis">Техническое проектирование</text:span></text:p>
          </table:table-cell>
          <table:table-cell table:style-name="Table1.A1" office:value-type="string">
            <text:p text:style-name="P30">2.1. Разработка архитектуры программного продукта. <text:s/>2.2. Проектирование схемы базы данных MariaDB. <text:s/>2.3. Проектирование RESTful API.</text:p>
          </table:table-cell>
          <table:table-cell table:style-name="Table1.A1" office:value-type="string">
            <text:p text:style-name="P30">2 недели</text:p>
          </table:table-cell>
          <table:table-cell table:style-name="Table1.A1" office:value-type="string">
            <text:p text:style-name="P30">Комплект проектной документации: схемы архитектуры, ER-диаграмма БД, спецификация API.</text:p>
          </table:table-cell>
        </table:table-row>
        <table:table-row>
          <table:table-cell table:style-name="Table1.A1" office:value-type="string">
            <text:p text:style-name="P30">3</text:p>
          </table:table-cell>
          <table:table-cell table:style-name="Table1.A1" office:value-type="string">
            <text:p text:style-name="P30"><text:span text:style-name="Strong_20_Emphasis">Опытно-конструкторская работа (ОКР)</text:span></text:p>
          </table:table-cell>
          <table:table-cell table:style-name="Table1.A1" office:value-type="string">
            <text:p text:style-name="P30">3.1. Разработка серверной части (backend) на PHP. <text:s/>3.2. Разработка клиентской части (frontend). <text:s/>3.3. Интеграция компонентов и проведение модульного тестирования.</text:p>
          </table:table-cell>
          <table:table-cell table:style-name="Table1.A1" office:value-type="string">
            <text:p text:style-name="P30">8 недель</text:p>
          </table:table-cell>
          <table:table-cell table:style-name="Table1.A1" office:value-type="string">
            <text:p text:style-name="P30">Прототип программного продукта (MVP), готовый к внутренним испытаниям.</text:p>
          </table:table-cell>
        </table:table-row>
        <table:table-row>
          <table:table-cell table:style-name="Table1.A1" office:value-type="string">
            <text:p text:style-name="P30">4</text:p>
          </table:table-cell>
          <table:table-cell table:style-name="Table1.A1" office:value-type="string">
            <text:p text:style-name="P30"><text:span text:style-name="Strong_20_Emphasis">Внедрение и испытания</text:span></text:p>
          </table:table-cell>
          <table:table-cell table:style-name="Table1.A1" office:value-type="string">
            <text:p text:style-name="P30">4.1. Развертывание системы на тестовом стенде. <text:s/>4.2. Проведение комплексных испытаний, включая нагрузочное тестирование. <text:s/>4.3. Подготовка финальной программной документации.</text:p>
          </table:table-cell>
          <table:table-cell table:style-name="Table1.A1" office:value-type="string">
            <text:p text:style-name="P30">2 недели</text:p>
          </table:table-cell>
          <table:table-cell table:style-name="Table1.A1" office:value-type="string">
            <text:p text:style-name="P30">Стабильная версия продукта (Release Candidate), акты испытаний, полный комплект документации.</text:p>
          </table:table-cell>
        </table:table-row>
      </table:table>
      <text:p text:style-name="P3"/>
      <text:h text:style-name="P31" text:outline-level="3"><text:span text:style-name="Strong_20_Emphasis">8. ПОРЯДОК КОНТРОЛЯ И ПРИЕМКИ</text:span></text:h>
      <text:p text:style-name="P32"><text:span text:style-name="Strong_20_Emphasis"/></text:p>
      <text:p text:style-name="P33"><text:span text:style-name="Strong_20_Emphasis">8.1. Контроль разработки:</text:span></text:p>
      <text:list text:style-name="L20">
        <text:list-item>
          <text:p text:style-name="P34">Контроль за ходом выполнения работ осуществляется руководителем проекта еженедельно на основании отчетов исполнителя.</text:p>
        </text:list-item>
        <text:list-item>
          <text:p text:style-name="P34">Результаты каждой стадии разработки (согласно разделу 7) представляются на рассмотрение и утверждаются руководителем перед началом следующей стадии.</text:p>
        </text:list-item>
      </text:list>
      <text:p text:style-name="P33"><text:span text:style-name="Strong_20_Emphasis">8.2. Виды испытаний:</text:span><text:line-break/>Программный продукт должен пройти следующие виды испытаний:</text:p>
      <text:list text:style-name="L21">
        <text:list-item>
          <text:p text:style-name="P35"><text:span text:style-name="Strong_20_Emphasis">Модульное тестирование:</text:span> Проводится разработчиком в процессе написания кода для проверки работоспособности отдельных функций и классов.</text:p>
        </text:list-item>
        <text:list-item>
          <text:p text:style-name="P35"><text:span text:style-name="Strong_20_Emphasis">Интеграционное тестирование:</text:span> Проводится после завершения разработки для проверки корректности взаимодействия всех компонентов системы (frontend, backend, база данных, модуль ИИ).</text:p>
        </text:list-item>
        <text:list-item>
          <text:p text:style-name="P35"><text:span text:style-name="Strong_20_Emphasis">Приемочные испытания:</text:span> Финальный этап, проводимый для подтверждения соответствия разработанного продукта всем требованиям, указанным в настоящем техническом задании.</text:p>
        </text:list-item>
      </text:list>
      <text:p text:style-name="P33"><text:span text:style-name="Strong_20_Emphasis">8.3. Приемка работы:</text:span></text:p>
      <text:list text:style-name="L22">
        <text:list-item>
          <text:p text:style-name="P36">Приемка работы осуществляется приемочной комиссией, в состав которой входят представители заказчика (руководитель проекта, потенциальные пользователи) и разработчик.</text:p>
        </text:list-item>
        <text:list-item>
          <text:p text:style-name="P36">Основанием для приемки является успешное прохождение приемочных испытаний, в ходе которых проверяются все функциональные и нефункциональные требования.</text:p>
        </text:list-item>
        <text:list-item>
          <text:p text:style-name="P36">По результатам успешной приемки составляется и подписывается «Акт приемки-сдачи работ», после чего разработка считается завершенной.</text:p>
        </text:list-item>
      </text:list>
      <text:p text:style-name="P33"><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HK" style:font-family-asian="'Noto Sans CJK H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5T10:41:39.291821229</meta:creation-date>
    <dc:date>2025-09-25T10:53:49.229555065</dc:date>
    <meta:editing-duration>PT1M49S</meta:editing-duration>
    <meta:editing-cycles>1</meta:editing-cycles>
    <meta:document-statistic meta:table-count="1" meta:image-count="0" meta:object-count="0" meta:page-count="11" meta:paragraph-count="174" meta:word-count="2387" meta:character-count="19436" meta:non-whitespace-character-count="17312"/>
    <meta:generator>LibreOffice/25.8.1.1$Linux_X86_64 LibreOffice_project/580$Build-1</meta:generator>
  </office:meta>
</office:document-meta>
</file>